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1ead" officeooo:paragraph-rsid="00191ea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officeooo:rsid="0019b682" officeooo:paragraph-rsid="00316b92" style:font-weight-asian="normal" style:font-weight-complex="normal"/>
    </style:style>
    <style:style style:name="P4" style:family="paragraph" style:parent-style-name="Standard">
      <style:paragraph-properties fo:text-align="start" style:justify-single-word="false"/>
      <style:text-properties fo:font-weight="normal" officeooo:rsid="0019b682" officeooo:paragraph-rsid="0041d11c" style:font-weight-asian="normal" style:font-weight-complex="normal"/>
    </style:style>
    <style:style style:name="P5" style:family="paragraph" style:parent-style-name="Standard">
      <style:paragraph-properties fo:text-align="justify" style:justify-single-word="false"/>
      <style:text-properties fo:font-weight="normal" officeooo:rsid="0019b682" officeooo:paragraph-rsid="00316b92" style:font-weight-asian="normal" style:font-weight-complex="normal"/>
    </style:style>
    <style:style style:name="P6" style:family="paragraph" style:parent-style-name="Standard">
      <style:paragraph-properties fo:text-align="justify" style:justify-single-word="false"/>
      <style:text-properties fo:font-weight="normal" officeooo:rsid="0019b682" officeooo:paragraph-rsid="0049543a" style:font-weight-asian="normal" style:font-weight-complex="normal"/>
    </style:style>
    <style:style style:name="P7" style:family="paragraph" style:parent-style-name="Standard">
      <style:paragraph-properties fo:text-align="justify" style:justify-single-word="false"/>
      <style:text-properties fo:font-weight="normal" officeooo:rsid="002164a3" officeooo:paragraph-rsid="0025ecba" style:font-weight-asian="normal" style:font-weight-complex="normal"/>
    </style:style>
    <style:style style:name="P8" style:family="paragraph" style:parent-style-name="Standard">
      <style:paragraph-properties fo:text-align="justify" style:justify-single-word="false"/>
      <style:text-properties fo:font-weight="normal" officeooo:rsid="0025ecba" officeooo:paragraph-rsid="0025ecba" style:font-weight-asian="normal" style:font-weight-complex="normal"/>
    </style:style>
    <style:style style:name="P9" style:family="paragraph" style:parent-style-name="Standard">
      <style:paragraph-properties fo:text-align="justify" style:justify-single-word="false"/>
      <style:text-properties fo:font-weight="normal" officeooo:rsid="0027e11d" officeooo:paragraph-rsid="002b3e10" style:font-weight-asian="normal" style:font-weight-complex="normal"/>
    </style:style>
    <style:style style:name="P10" style:family="paragraph" style:parent-style-name="Standard">
      <style:paragraph-properties fo:text-align="justify" style:justify-single-word="false"/>
      <style:text-properties fo:font-weight="normal" officeooo:rsid="002b3e10" officeooo:paragraph-rsid="002b3e10" style:font-weight-asian="normal" style:font-weight-complex="normal"/>
    </style:style>
    <style:style style:name="P11" style:family="paragraph" style:parent-style-name="Standard">
      <style:paragraph-properties fo:text-align="justify" style:justify-single-word="false"/>
      <style:text-properties fo:font-weight="normal" officeooo:rsid="002bfece" officeooo:paragraph-rsid="002fd80e" style:font-weight-asian="normal" style:font-weight-complex="normal"/>
    </style:style>
    <style:style style:name="P12" style:family="paragraph" style:parent-style-name="Standard">
      <style:paragraph-properties fo:text-align="justify" style:justify-single-word="false"/>
      <style:text-properties fo:font-weight="normal" officeooo:rsid="002bfece" officeooo:paragraph-rsid="002dd345" style:font-weight-asian="normal" style:font-weight-complex="normal"/>
    </style:style>
    <style:style style:name="P13" style:family="paragraph" style:parent-style-name="Standard">
      <style:paragraph-properties fo:text-align="justify" style:justify-single-word="false"/>
      <style:text-properties fo:font-weight="normal" officeooo:rsid="0025c948" officeooo:paragraph-rsid="0025ecba" style:font-weight-asian="normal" style:font-weight-complex="normal"/>
    </style:style>
    <style:style style:name="P14" style:family="paragraph" style:parent-style-name="Standard">
      <style:paragraph-properties fo:text-align="justify" style:justify-single-word="false"/>
      <style:text-properties fo:font-weight="normal" officeooo:rsid="0027a41a" officeooo:paragraph-rsid="0027a41a" style:font-weight-asian="normal" style:font-weight-complex="normal"/>
    </style:style>
    <style:style style:name="P15" style:family="paragraph" style:parent-style-name="Standard">
      <style:paragraph-properties fo:text-align="justify" style:justify-single-word="false"/>
      <style:text-properties fo:font-weight="normal" officeooo:rsid="002fd80e" officeooo:paragraph-rsid="004b1354" style:font-weight-asian="normal" style:font-weight-complex="normal"/>
    </style:style>
    <style:style style:name="P16" style:family="paragraph" style:parent-style-name="Standard">
      <style:paragraph-properties fo:text-align="start" style:justify-single-word="false"/>
      <style:text-properties fo:font-weight="normal" officeooo:rsid="003ede0e" officeooo:paragraph-rsid="004064e6" style:font-weight-asian="normal" style:font-weight-complex="normal"/>
    </style:style>
    <style:style style:name="P17" style:family="paragraph" style:parent-style-name="Standard">
      <style:paragraph-properties fo:text-align="justify" style:justify-single-word="false"/>
      <style:text-properties fo:font-weight="normal" officeooo:rsid="003ede0e" officeooo:paragraph-rsid="0041d11c" style:font-weight-asian="normal" style:font-weight-complex="normal"/>
    </style:style>
    <style:style style:name="P18" style:family="paragraph" style:parent-style-name="Standard">
      <style:paragraph-properties fo:text-align="justify" style:justify-single-word="false"/>
      <style:text-properties fo:font-weight="normal" officeooo:rsid="0026a08e" officeooo:paragraph-rsid="0049543a" style:font-weight-asian="normal" style:font-weight-complex="normal"/>
    </style:style>
    <style:style style:name="P19" style:family="paragraph" style:parent-style-name="Standard">
      <style:paragraph-properties fo:text-align="justify" style:justify-single-word="false"/>
      <style:text-properties fo:font-weight="normal" officeooo:rsid="00499dfb" officeooo:paragraph-rsid="00499dfb" style:font-weight-asian="normal" style:font-weight-complex="normal"/>
    </style:style>
    <style:style style:name="P20" style:family="paragraph" style:parent-style-name="Standard">
      <style:paragraph-properties fo:text-align="justify" style:justify-single-word="false"/>
      <style:text-properties fo:font-weight="normal" officeooo:rsid="00499dfb" officeooo:paragraph-rsid="004a3d7b" style:font-weight-asian="normal" style:font-weight-complex="normal"/>
    </style:style>
    <style:style style:name="P21" style:family="paragraph" style:parent-style-name="Standard">
      <style:paragraph-properties fo:text-align="justify" style:justify-single-word="false"/>
      <style:text-properties fo:font-size="12pt" fo:font-weight="normal" officeooo:rsid="002bfece" officeooo:paragraph-rsid="003c3d0d"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bfece" officeooo:paragraph-rsid="003adf2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3c3d0d" officeooo:paragraph-rsid="003c3d0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3c3d0d" officeooo:paragraph-rsid="004ba812"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4pt" fo:font-weight="bold" officeooo:rsid="00316b92" officeooo:paragraph-rsid="00316b92"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4pt" fo:font-weight="bold" officeooo:rsid="00372fe4" officeooo:paragraph-rsid="00372fe4" style:font-size-asian="14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bold" officeooo:rsid="003adf28" officeooo:paragraph-rsid="003adf28"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style="italic" fo:font-weight="normal" officeooo:rsid="0032a051" officeooo:paragraph-rsid="0032a051"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32a051" officeooo:paragraph-rsid="0049543a" style:font-style-asian="italic" style:font-weight-asian="normal" style:font-style-complex="italic" style:font-weight-complex="normal"/>
    </style:style>
    <style:style style:name="P30" style:family="paragraph" style:parent-style-name="Standard">
      <style:paragraph-properties fo:text-align="justify" style:justify-single-word="false"/>
      <style:text-properties fo:font-style="normal" fo:font-weight="normal" officeooo:rsid="00445865" officeooo:paragraph-rsid="00445865"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weight="normal" officeooo:rsid="00233c34" officeooo:paragraph-rsid="0041d11c" style:font-weight-asian="normal" style:font-weight-complex="normal"/>
    </style:style>
    <style:style style:name="P32" style:family="paragraph" style:parent-style-name="Standard">
      <style:paragraph-properties fo:text-align="justify" style:justify-single-word="false"/>
      <style:text-properties fo:font-weight="normal" officeooo:rsid="002866e0" officeooo:paragraph-rsid="00499dfb" style:font-weight-asian="normal" style:font-weight-complex="normal"/>
    </style:style>
    <style:style style:name="P33" style:family="paragraph" style:parent-style-name="Standard">
      <style:paragraph-properties fo:text-align="justify" style:justify-single-word="false"/>
      <style:text-properties fo:font-weight="normal" officeooo:rsid="004b1354" officeooo:paragraph-rsid="004b1354" style:font-weight-asian="normal" style:font-weight-complex="normal"/>
    </style:style>
    <style:style style:name="P34" style:family="paragraph" style:parent-style-name="Standard">
      <style:paragraph-properties fo:text-align="start" style:justify-single-word="false"/>
      <style:text-properties fo:font-size="14pt" fo:font-weight="bold" officeooo:rsid="00428aab" officeooo:paragraph-rsid="00428aab" style:font-size-asian="14pt" style:font-weight-asian="bold" style:font-size-complex="14pt" style:font-weight-complex="bold"/>
    </style:style>
    <style:style style:name="P35" style:family="paragraph" style:parent-style-name="Standard">
      <style:paragraph-properties fo:text-align="start" style:justify-single-word="false"/>
      <style:text-properties fo:font-size="14pt" fo:font-weight="bold" officeooo:rsid="00350ad7" officeooo:paragraph-rsid="00350ad7"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font-size="12pt" fo:font-weight="normal" officeooo:rsid="004ba812" officeooo:paragraph-rsid="004ba812" style:font-size-asian="12pt" style:font-weight-asian="normal" style:font-size-complex="12pt" style:font-weight-complex="normal"/>
    </style:style>
    <style:style style:name="T1" style:family="text">
      <style:text-properties officeooo:rsid="00191ead"/>
    </style:style>
    <style:style style:name="T2" style:family="text">
      <style:text-properties officeooo:rsid="001b9821"/>
    </style:style>
    <style:style style:name="T3" style:family="text">
      <style:text-properties officeooo:rsid="0025c948"/>
    </style:style>
    <style:style style:name="T4" style:family="text">
      <style:text-properties officeooo:rsid="0026a08e"/>
    </style:style>
    <style:style style:name="T5" style:family="text">
      <style:text-properties officeooo:rsid="002866e0"/>
    </style:style>
    <style:style style:name="T6" style:family="text">
      <style:text-properties officeooo:rsid="002c69da"/>
    </style:style>
    <style:style style:name="T7" style:family="text">
      <style:text-properties officeooo:rsid="0032a051"/>
    </style:style>
    <style:style style:name="T8" style:family="text">
      <style:text-properties officeooo:rsid="004064e6"/>
    </style:style>
    <style:style style:name="T9" style:family="text">
      <style:text-properties officeooo:rsid="0041d11c"/>
    </style:style>
    <style:style style:name="T10" style:family="text">
      <style:text-properties officeooo:rsid="0045ea1d"/>
    </style:style>
    <style:style style:name="T11" style:family="text">
      <style:text-properties officeooo:rsid="0049543a"/>
    </style:style>
    <style:style style:name="T12" style:family="text">
      <style:text-properties officeooo:rsid="004a3d7b"/>
    </style:style>
    <style:style style:name="T13" style:family="text">
      <style:text-properties officeooo:rsid="004b1354"/>
    </style:style>
    <style:style style:name="T14" style:family="text">
      <style:text-properties officeooo:rsid="004ba8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t Looks Like You’re Writing a Parallel Loop”</text:span></text:p>
      <text:p text:style-name="P1">A Machine Learning Based Parallelization Assistant</text:p>
      <text:p text:style-name="P3"/>
      <text:p text:style-name="P25">Title</text:p>
      <text:p text:style-name="P3"/>
      <text:p text:style-name="P4">Hello <text:span text:style-name="T9">everyone</text:span>, thanks for the interest in my talk! </text:p>
      <text:p text:style-name="P4"/>
      <text:p text:style-name="P31">My name is Aleksandr Maramzin and I am a second year PhD student (here) at The University of Edinburgh.</text:p>
      <text:p text:style-name="P5"/>
      <text:p text:style-name="P17">Today I am going to talk about the work we published in the AI-SEPS 2019 workshop. <text:span text:style-name="T9">In this project we propose a novel assistant tool and methodology for manual software parallelization. Some of you might see an analogy in the name we chose for our work: </text:span>“<text:span text:style-name="T8">It Looks Like You’re Writing a Parallel Loop” - A Machine Learning Based Parallelization Assistant.</text:span></text:p>
      <text:p text:style-name="P17"/>
      <text:p text:style-name="P29">CArD talk </text:p>
      <text:p text:style-name="P6"><text:span text:style-name="T7">(</text:span>Today I am going to talk about the work we published in the <text:span text:style-name="T2">proceeding of AI-SEPS 2019 workshop. The abbreviation stands for “</text:span>AI-inspired and <text:span text:style-name="T3">e</text:span>mpirical methods for Software Engineering on Parallel Computing Systems”. <text:span text:style-name="T3">The goal of the workshop is to tackle the issues and challenges arising during various stages of the software engineering life cycle for parallel computing systems.)</text:span></text:p>
      <text:p text:style-name="P16"/>
      <text:p text:style-name="P34">Presentation Structure</text:p>
      <text:p text:style-name="P28"/>
      <text:p text:style-name="P30">The content of my presentation can be viewed as consisting of 4 logical parts. First, I would like to present the problem at the very high level. <text:span text:style-name="T10">Then I would like to explain how a programmer would use our assistant from a user perspective. After that, I will dive into some technical details of how our assistant actually works. And finally, I will show you the main result of our work: parallelization process of Seoul National University implementation of NAS Parallel Benchmarks, as guided by a profiler and our assistant. </text:span></text:p>
      <text:p text:style-name="P30"/>
      <text:p text:style-name="P35">Problem statement</text:p>
      <text:p text:style-name="P7"/>
      <text:p text:style-name="P13">But <text:span text:style-name="T11">first, </text:span>let me start with a very high level view of the problem. The problem grows as a combination of 4 factors, circumstances, which exist in the field. </text:p>
      <text:p text:style-name="P7"/>
      <text:p text:style-name="P8">1) First, all modern hardware provides a range of facilities for parallel computations. That is true across the whole spectrum from embedded devices or high-end supercomputers. One can find multi-<text:span text:style-name="T11">cores</text:span> and many <text:span text:style-name="T11">processors</text:span>, vector ISA extensions, networked <text:span text:style-name="T11">and heterogenous </text:span>systems and all the possible combinations of these. <text:span text:style-name="T11">There is the whole abundance of parallel hardware now.</text:span></text:p>
      <text:p text:style-name="P7"/>
      <text:p text:style-name="P8">2) <text:span text:style-name="T11">But, c</text:span>ontrary to the abundance of parallel hardware there is a great deal of software, <text:span text:style-name="T11">which is sequential</text:span>. Be it an old legacy software initially designed to run on the available at that time serial <text:span text:style-name="T11">machines </text:span>or a modern program being developed by an application domain expert rather than performance engineer. If we want to fully <text:span text:style-name="T11">take advantage of </text:span>all the available hardware resources that software has to be parallelized and mapped onto the hardware.</text:p>
      <text:p text:style-name="P8"/>
      <text:p text:style-name="P8">3) This parallelization can either be done <text:span text:style-name="T4">automatically or manually. Both approaches have their advantages and disadvantages. Automatic approaches have to be correct at first and hence they are conservative and limited. They miss a lot of parallelization opportunities and do not extract all the potentially available performance.</text:span></text:p>
      <text:p text:style-name="P8"/>
      <text:p text:style-name="P18"><text:soft-page-break/>4) <text:span text:style-name="T11">Manual parallelization is hard. A programmer is required to posses a set of different skills: a deep <text:s/>knowledge of the domain software is being written for, familiarity with parallel programming in general and with exact programming frameworks (OpenMP, MPI, etc.) in particular.</text:span></text:p>
      <text:p text:style-name="P18"/>
      <text:p text:style-name="P14">The assistant we propose is designed to alleviate the complex and challenging task of manual software parallelization.</text:p>
      <text:p text:style-name="P14"/>
      <text:p text:style-name="P19">This slide brightly illustrates the problem with an example. <text:span text:style-name="T5">We took NAS Parallel Benchmarks </text:span>and measured the running time of their different versions. These benchmarks come into two versions: serial and parallel. Parallel version has been implemented by the original expert developers of the benchmark.</text:p>
      <text:p text:style-name="P19"/>
      <text:p text:style-name="P32"><text:s/>compiled them with different options and measured the running time of different benchmark versions. NAS benchmarks are designed for the evaluation of highly parallel supercomputers and are highly parallel on the algorithmic level. Hence, one might expect a significant performance improvement coming with parallelization of the benchmarks. Indeed, manual parallelization done by benchmark developers shows 1.73x performance improvement. Automatic methods do not reach that performance level. Automatic vectorization brings only 1.10x, whereas automatic parallelization evel slows things down. The most striking slowdown can be seen for BT benchmark where it reaches 3 times.</text:p>
      <text:p text:style-name="P9"/>
      <text:p text:style-name="P10">The main message this picture brings is that the programmer is still playing the major role in the task of software parallelization and cannot be relieved of it if we are to achieve the best potential performance.</text:p>
      <text:p text:style-name="P10"/>
      <text:p text:style-name="P26">How to use the assistant?</text:p>
      <text:p text:style-name="P11"/>
      <text:p text:style-name="P20">We acknowledge the role of a programmer and do not seek to exclude him <text:span text:style-name="T12">or her</text:span> out of <text:span text:style-name="T12">software parallelization process. But we equip the programmer with an assistant tool. To understand how to use our assistant from a programmer’s perspective imagine that you are a programmer who wants to parallelize the given source code. The main question is “Where Should I Start?” It would make sense to consentrate on the loops of a program and not on serial code sections, since the parallelism is usually concentrated in loops. A programmer can start parallelization in the order loops appear in the source code. Starting with loop 0, then 1, and so on. Or a programmer can use his intuition and pick the loops which look as the best potential parallelization candidates. The problem with this trial and error aproach is that it is blind: programmer is not aware of the acual hot spots of application and the running time of loops. It might take a long time before we get to the best achievable performance of the fully parallelized program.</text:span></text:p>
      <text:p text:style-name="P11"/>
      <text:p text:style-name="P15">The other empirical method and probably the most widely used one is to get an application profile and order loops by their running time. Then we start with the longest running loop, examine if it is parallelizable and if so transform it. <text:span text:style-name="T12">Then we move onto the next loop. </text:span>We continue to follow the ranking of loops and hopefully get <text:span text:style-name="T12">to</text:span> the best achievable performance at the end. <text:span text:style-name="T12">We call that method a profiler-guided approach. It works and can be used, but in our project we propose a better solution.</text:span></text:p>
      <text:p text:style-name="P15"/>
      <text:p text:style-name="P15"><text:span text:style-name="T13">We developed an AI-inspired method of machine learning based assistant. Our assistant provides a guidance to a programmer</text:span> <text:span text:style-name="T13">in the form of a loop ranking. A programmer is supposed to follow the ranking and then he is promised to finish the task of software parallelization faster and with the same best achievable performance.</text:span></text:p>
      <text:p text:style-name="P15"/>
      <text:p text:style-name="P33"><text:soft-page-break/>The final parallelization decision and source code transformation is of course in the hands of a programmer.</text:p>
      <text:p text:style-name="P15"/>
      <text:p text:style-name="P33">This is our high level assistant tutorial: how to use it from a user perspective. And, now I would like to dive into the technical details of how our assistant actually works internally. </text:p>
      <text:p text:style-name="P12"/>
      <text:p text:style-name="P27">Proposed Solution: Software Parallelization Assistant</text:p>
      <text:p text:style-name="P22"/>
      <text:p text:style-name="P24"><text:span text:style-name="T14">A</text:span>s I have previously mentioned our assistant is based on a machine learning model of loop parallelizability. Before we deploy the assistant we have to train it. We use NAS Parallel Benchmarks which consist of approximately 1400 loops to train the model. Some of the loops are preceeded with OpenMP pragmas. We use the latter as the right answers regarding loop parallelizability <text:span text:style-name="T14">and label the data set. Additionally we use optimization reports of the Intel compiler to extract vectorization and parallelization information for data set labelling.</text:span></text:p>
      <text:p text:style-name="P24"/>
      <text:p text:style-name="P36">The data set consists of roughly a 1000 of parallelizible and 400 non-parallelizible loops. We train our ML based model of loop parallelizability with it. For all ML related tasks we use scikit-learn library. This is the supervised probabilistic classification task with the final output of the model being the probability with which an input loop can be parallelized.</text:p>
      <text:p text:style-name="P24"/>
      <text:p text:style-name="P36">Now, I would like to talk on the ML model itself. Our model is based on the static features of program loops. <text:s/></text:p>
      <text:p text:style-name="P21"/>
      <text:p text:style-name="P23"><text:s/></text:p>
      <text:p text:style-name="P21"/>
      <text:p text:style-name="P21">To understand how to use our assistant from a programmer’s perspective imagine that you are a programmer who wants to parallelize the given source code. <text:span text:style-name="T6">The main question is “Where Should I <text:s/>Start?” A programmer can start parallelization in the order loops appear in the source code. Or a programmer can use his intuition and pick the loops which look as the best potential parallelization candidates. The problem with this trial and error approach is that it is blind. It might take a long time before we get to the best achievable performance of fully parallelized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0:31:53.437343042</meta:creation-date>
    <meta:editing-duration>P5DT10H41S</meta:editing-duration>
    <meta:editing-cycles>10</meta:editing-cycles>
    <meta:generator>LibreOffice/6.1.4.2$Linux_X86_64 LibreOffice_project/10$Build-2</meta:generator>
    <dc:date>2019-10-18T17:18:24.197933694</dc:date>
    <meta:document-statistic meta:table-count="0" meta:image-count="0" meta:object-count="0" meta:page-count="3" meta:paragraph-count="32" meta:word-count="1350" meta:character-count="8313" meta:non-whitespace-character-count="6983"/>
  </office:meta>
</office:document-meta>
</file>